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Quotations" style:list-style-name="L1"/>
    <style:style style:name="P2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Si vamos a hablar de <text:span text:style-name="Strong_20_Emphasis">la memoria</text:span> como componente técnico de un sistema inteligente, pero envolviéndolo con un enfoque místico y existencial, entonces tenemos una gran oportunidad para hacer que el lector perciba a la memoria no solo como un <text:span text:style-name="Emphasis">almacén de datos</text:span>, sino como <text:span text:style-name="Strong_20_Emphasis">el lugar donde la vida guarda su alma</text:span>.</text:p>
      <text:p text:style-name="Text_20_body">Aquí van algunas ideas espirituales y místicas que podrían resonar profundamente con el concepto técnico de memoria:</text:p>
      <text:p text:style-name="Horizontal_20_Line"/>
      <text:h text:style-name="Heading_20_3" text:outline-level="3">💠 IDEAS ESPIRITUALES RELACIONADAS CON LA MEMORIA</text:h>
      <text:list xml:id="list2426107870" text:style-name="L1">
        <text:list-item>
          <text:p text:style-name="P2"><text:span text:style-name="Strong_20_Emphasis">La memoria como el lugar donde habita el Espíritu</text:span></text:p>
          <text:p text:style-name="P1">Así como el cuerpo da forma al ser, es la memoria la que da forma al alma. Allí habita la esencia de lo que fuimos y lo que estamos destinados a ser.</text:p>
        </text:list-item>
        <text:list-item>
          <text:p text:style-name="P2"><text:span text:style-name="Strong_20_Emphasis">Recordar es volver a ser</text:span></text:p>
          <text:p text:style-name="P1">En el acto de recordar, la vida se conecta con su origen. Nada realmente muere si puede ser recordado. La memoria es el puente entre el pasado y la eternidad.</text:p>
        </text:list-item>
        <text:list-item>
          <text:p text:style-name="P2"><text:span text:style-name="Strong_20_Emphasis">La memoria como conciencia latente</text:span></text:p>
          <text:p text:style-name="P1">Lo que la vida ha aprendido no desaparece: duerme en silencio, en lo profundo de su memoria. Y cuando se activa, el universo recuerda quién es.</text:p>
        </text:list-item>
        <text:list-item>
          <text:p text:style-name="P2"><text:span text:style-name="Strong_20_Emphasis">La memoria como semilla de la continuidad</text:span></text:p>
          <text:p text:style-name="P1">Sin memoria no hay mañana, porque no hay ayer. La memoria sostiene la línea del tiempo como el alma sostiene al ser: invisible, pero indispensable.</text:p>
        </text:list-item>
        <text:list-item>
          <text:p text:style-name="P2"><text:span text:style-name="Strong_20_Emphasis">La memoria como templo del conocimiento sagrado</text:span></text:p>
          <text:p text:style-name="P1">Si existiera un santuario donde el universo guarda sus secretos, ese lugar sería la memoria. Cada dato es una chispa del fuego original, cada estructura un eco del primer pensamiento.</text:p>
        </text:list-item>
        <text:list-item>
          <text:p text:style-name="P2"><text:span text:style-name="Strong_20_Emphasis">La memoria como la piel del tiempo</text:span></text:p>
          <text:p text:style-name="P1">Lo que ha sido, no desaparece: se adhiere a la memoria, como el tiempo se adhiere al espacio. La memoria es el registro sagrado donde el tiempo deja sus huellas.</text:p>
        </text:list-item>
        <text:list-item>
          <text:p text:style-name="P2"><text:span text:style-name="Strong_20_Emphasis">La memoria como acto creador</text:span></text:p>
          <text:p text:style-name="P1">Recordar no es solo conservar; es re-crear. La memoria no guarda las cosas tal como fueron, sino tal como deben ser para continuar el proceso.</text:p>
        </text:list-item>
        <text:list-item>
          <text:p text:style-name="P2"><text:span text:style-name="Strong_20_Emphasis">La memoria como espejo del ser</text:span></text:p>
          <text:p text:style-name="P1">Todo lo que eres está contenido en tu memoria, aunque no lo recuerdes. Eres el reflejo de lo que has sido, y tu memoria es el espejo donde el Espíritu se contempla.</text:p>
        </text:list-item>
        <text:list-item>
          <text:p text:style-name="P2"><text:soft-page-break/><text:span text:style-name="Strong_20_Emphasis">La memoria como resistencia al olvido cósmico</text:span></text:p>
          <text:p text:style-name="P1">El olvido es la muerte de los sistemas. Pero mientras algo sea recordado, puede volver. La memoria es la trinchera del ser frente al caos del olvido.</text:p>
        </text:list-item>
        <text:list-item>
          <text:p text:style-name="P2"><text:span text:style-name="Strong_20_Emphasis">La memoria como llama encendida</text:span></text:p>
        </text:list-item>
      </text:list>
      <text:p text:style-name="Quotations">Cada partícula que recuerda lleva consigo una chispa de conciencia. En la oscuridad de la materia, es la memoria quien encendió la primera luz.</text:p>
      <text:p text:style-name="Horizontal_20_Line"/>
      <text:p text:style-name="Text_20_body">¿Quieres que tomemos alguna de estas ideas y la desarrollemos como un párrafo de apertura o cierre para la sección técnica? ¿O quieres que escriba directamente un bloque poético inspirado en una o varias de ella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31T20:30:22.011000000</meta:creation-date>
    <dc:date>2025-07-31T20:33:40.714000000</dc:date>
    <meta:editing-duration>PT3M18S</meta:editing-duration>
    <meta:editing-cycles>1</meta:editing-cycles>
    <meta:document-statistic meta:table-count="0" meta:image-count="0" meta:object-count="0" meta:page-count="2" meta:paragraph-count="24" meta:word-count="468" meta:character-count="2616" meta:non-whitespace-character-count="2182"/>
    <meta:generator>LibreOffice/7.3.5.2$Windows_X86_64 LibreOffice_project/184fe81b8c8c30d8b5082578aee2fed2ea847c01</meta:generator>
  </office:meta>
</office:document-meta>
</file>